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1cm"/>
    </style:style>
    <style:style style:name="Tabela1.B" style:family="table-column">
      <style:table-column-properties style:column-width="10.234cm"/>
    </style:style>
    <style:style style:name="Tabela1.C" style:family="table-column">
      <style:table-column-properties style:column-width="3.25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6.33cm" table:align="left"/>
    </style:style>
    <style:style style:name="Tabela2.A" style:family="table-column">
      <style:table-column-properties style:column-width="2.752cm"/>
    </style:style>
    <style:style style:name="Tabela2.B" style:family="table-column">
      <style:table-column-properties style:column-width="10.306cm"/>
    </style:style>
    <style:style style:name="Tabela2.C" style:family="table-column">
      <style:table-column-properties style:column-width="3.272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 problemas! Aqui está a lista completa dos produtos importados (Lotes 32 ao 40), formatada como tabela.</text:p>
      <text:section text:style-name="Sect1" text:name="model-response-message-contentr_699a793d8d004bc0">
        <text:p text:style-name="Text_20_body">Você pode selecionar a tabela abaixo, copiar e colar diretamente no Word (o Word geralmente reconhece o formato de tabela automaticamente).</text:p>
        <text:h text:style-name="Heading_20_3" text:outline-level="3">📋 Relatório de Importação: Pala Store (Entrega Dia Seguinte)</text:h>
        <table:table table:name="Tabela1" table:style-name="Tabela1">
          <table:table-column table:style-name="Tabela1.A"/>
          <table:table-column table:style-name="Tabela1.B"/>
          <table:table-column table:style-name="Tabela1.C"/>
          <table:table-header-rows>
            <table:table-row>
              <table:table-cell table:style-name="Tabela1.A1" office:value-type="string">
                <text:p text:style-name="Table_20_Contents">Lote de Importação</text:p>
              </table:table-cell>
              <table:table-cell table:style-name="Tabela1.A1" office:value-type="string">
                <text:p text:style-name="Table_20_Contents">Nome do Produto</text:p>
              </table:table-cell>
              <table:table-cell table:style-name="Tabela1.A1" office:value-type="string">
                <text:p text:style-name="Table_20_Contents">Preço Venda (R$)</text:p>
              </table:table-cell>
            </table:table-row>
          </table:table-header-rows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Samsung Galaxy A15 4G 128GB - Azul Escuro</text:p>
            </table:table-cell>
            <table:table-cell table:style-name="Tabela1.A1" office:value-type="string">
              <text:p text:style-name="Table_20_Contents">R$ 1.186,25</text:p>
            </table:table-cell>
          </table:table-row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Motorola Moto G54 5G 256GB - Grafite</text:p>
            </table:table-cell>
            <table:table-cell table:style-name="Tabela1.A1" office:value-type="string">
              <text:p text:style-name="Table_20_Contents">R$ 1.436,25</text:p>
            </table:table-cell>
          </table:table-row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Xiaomi Redmi Note 13 4G 128GB - Midnight Black</text:p>
            </table:table-cell>
            <table:table-cell table:style-name="Tabela1.A1" office:value-type="string">
              <text:p text:style-name="Table_20_Contents">R$ 1.373,75</text:p>
            </table:table-cell>
          </table:table-row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Samsung Galaxy A05 128GB - Prata</text:p>
            </table:table-cell>
            <table:table-cell table:style-name="Tabela1.A1" office:value-type="string">
              <text:p text:style-name="Table_20_Contents">R$ 936,25</text:p>
            </table:table-cell>
          </table:table-row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Motorola Moto G24 128GB - Rosa</text:p>
            </table:table-cell>
            <table:table-cell table:style-name="Tabela1.A1" office:value-type="string">
              <text:p text:style-name="Table_20_Contents">R$ 1.036,25</text:p>
            </table:table-cell>
          </table:table-row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Apple iPhone 13 128GB - Meia-noite</text:p>
            </table:table-cell>
            <table:table-cell table:style-name="Tabela1.A1" office:value-type="string">
              <text:p text:style-name="Table_20_Contents">R$ 4.248,75</text:p>
            </table:table-cell>
          </table:table-row>
          <table:table-row>
            <table:table-cell table:style-name="Tabela1.A1" office:value-type="string">
              <text:p text:style-name="P2">Lote 32</text:p>
            </table:table-cell>
            <table:table-cell table:style-name="Tabela1.A1" office:value-type="string">
              <text:p text:style-name="Table_20_Contents">Xiaomi Redmi 13C 128GB - Navy Blue</text:p>
            </table:table-cell>
            <table:table-cell table:style-name="Tabela1.A1" office:value-type="string">
              <text:p text:style-name="Table_20_Contents">R$ 1.123,75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Samsung Galaxy A35 5G 128GB - Azul Escuro</text:p>
            </table:table-cell>
            <table:table-cell table:style-name="Tabela1.A1" office:value-type="string">
              <text:p text:style-name="Table_20_Contents">R$ 1.798,75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Motorola Moto G34 5G 128GB - Azul</text:p>
            </table:table-cell>
            <table:table-cell table:style-name="Tabela1.A1" office:value-type="string">
              <text:p text:style-name="Table_20_Contents">R$ 1.098,75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Xiaomi Redmi Note 13 Pro 5G 256GB - Midnight Black</text:p>
            </table:table-cell>
            <table:table-cell table:style-name="Tabela1.A1" office:value-type="string">
              <text:p text:style-name="Table_20_Contents">R$ 2.050,00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Samsung Galaxy A55 5G 128GB - Azul Marinho</text:p>
            </table:table-cell>
            <table:table-cell table:style-name="Tabela1.A1" office:value-type="string">
              <text:p text:style-name="Table_20_Contents">R$ 1.898,75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Apple iPhone 14 128GB - Estelar</text:p>
            </table:table-cell>
            <table:table-cell table:style-name="Tabela1.A1" office:value-type="string">
              <text:p text:style-name="Table_20_Contents">R$ 3.898,75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Xiaomi Poco X6 5G 256GB - Black</text:p>
            </table:table-cell>
            <table:table-cell table:style-name="Tabela1.A1" office:value-type="string">
              <text:p text:style-name="Table_20_Contents">R$ 1.798,75</text:p>
            </table:table-cell>
          </table:table-row>
          <table:table-row>
            <table:table-cell table:style-name="Tabela1.A1" office:value-type="string">
              <text:p text:style-name="P2">Lote 33</text:p>
            </table:table-cell>
            <table:table-cell table:style-name="Tabela1.A1" office:value-type="string">
              <text:p text:style-name="Table_20_Contents">Samsung Galaxy A25 5G 128GB - Azul Claro</text:p>
            </table:table-cell>
            <table:table-cell table:style-name="Tabela1.A1" office:value-type="string">
              <text:p text:style-name="Table_20_Contents">R$ 1.698,7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Apple iPhone 15 128GB - Preto</text:p>
            </table:table-cell>
            <table:table-cell table:style-name="Tabela1.A1" office:value-type="string">
              <text:p text:style-name="Table_20_Contents">R$ 5.148,7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Motorola Edge 50 Fusion 5G 256GB - Pink Gum</text:p>
            </table:table-cell>
            <table:table-cell table:style-name="Tabela1.A1" office:value-type="string">
              <text:p text:style-name="Table_20_Contents">R$ 2.623,7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Xiaomi Redmi Note 13 Pro+ 5G 512GB - Midnight Black</text:p>
            </table:table-cell>
            <table:table-cell table:style-name="Tabela1.A1" office:value-type="string">
              <text:p text:style-name="Table_20_Contents">R$ 3.061,2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Samsung Galaxy S24 Ultra 5G 256GB - Titanium Gray</text:p>
            </table:table-cell>
            <table:table-cell table:style-name="Tabela1.A1" office:value-type="string">
              <text:p text:style-name="Table_20_Contents">R$ 6.998,7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Xiaomi Poco M6 Pro 4G 512GB - Purple</text:p>
            </table:table-cell>
            <table:table-cell table:style-name="Tabela1.A1" office:value-type="string">
              <text:p text:style-name="Table_20_Contents">R$ 2.061,2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Samsung Galaxy A05s 128GB - Prata</text:p>
            </table:table-cell>
            <table:table-cell table:style-name="Tabela1.A1" office:value-type="string">
              <text:p text:style-name="Table_20_Contents">R$ 998,75</text:p>
            </table:table-cell>
          </table:table-row>
          <table:table-row>
            <table:table-cell table:style-name="Tabela1.A1" office:value-type="string">
              <text:p text:style-name="P2">Lote 34</text:p>
            </table:table-cell>
            <table:table-cell table:style-name="Tabela1.A1" office:value-type="string">
              <text:p text:style-name="Table_20_Contents">Apple iPhone 11 128GB - Branco</text:p>
            </table:table-cell>
            <table:table-cell table:style-name="Tabela1.A1" office:value-type="string">
              <text:p text:style-name="Table_20_Contents">R$ 2.998,7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Apple iPhone 13 256GB - Azul</text:p>
            </table:table-cell>
            <table:table-cell table:style-name="Tabela1.A1" office:value-type="string">
              <text:p text:style-name="Table_20_Contents">R$ 5.123,7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Samsung Galaxy A15 5G 128GB - Verde Lima</text:p>
            </table:table-cell>
            <table:table-cell table:style-name="Tabela1.A1" office:value-type="string">
              <text:p text:style-name="Table_20_Contents">R$ 1.373,7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Motorola Moto G84 5G 256GB - Viva Magenta</text:p>
            </table:table-cell>
            <table:table-cell table:style-name="Tabela1.A1" office:value-type="string">
              <text:p text:style-name="Table_20_Contents">R$ 1.661,2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Xiaomi Redmi Note 13 5G 256GB - Graphite Black</text:p>
            </table:table-cell>
            <table:table-cell table:style-name="Tabela1.A1" office:value-type="string">
              <text:p text:style-name="Table_20_Contents">R$ 1.848,7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Xiaomi Poco X6 Pro 5G 512GB - Yellow</text:p>
            </table:table-cell>
            <table:table-cell table:style-name="Tabela1.A1" office:value-type="string">
              <text:p text:style-name="Table_20_Contents">R$ 2.811,2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Samsung Galaxy S23 FE 5G 128GB - Grafite</text:p>
            </table:table-cell>
            <table:table-cell table:style-name="Tabela1.A1" office:value-type="string">
              <text:p text:style-name="Table_20_Contents">R$ 2.998,75</text:p>
            </table:table-cell>
          </table:table-row>
          <table:table-row>
            <table:table-cell table:style-name="Tabela1.A1" office:value-type="string">
              <text:p text:style-name="P2">Lote 35</text:p>
            </table:table-cell>
            <table:table-cell table:style-name="Tabela1.A1" office:value-type="string">
              <text:p text:style-name="Table_20_Contents">Apple iPhone 15 Pro 128GB - Titânio Natural</text:p>
            </table:table-cell>
            <table:table-cell table:style-name="Tabela1.A1" office:value-type="string">
              <text:p text:style-name="Table_20_Contents">R$ 8.248,7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Motorola Moto G04s 128GB - Grafite</text:p>
            </table:table-cell>
            <table:table-cell table:style-name="Tabela1.A1" office:value-type="string">
              <text:p text:style-name="Table_20_Contents">R$ 911,2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Samsung Galaxy A05 128GB - Preto</text:p>
            </table:table-cell>
            <table:table-cell table:style-name="Tabela1.A1" office:value-type="string">
              <text:p text:style-name="Table_20_Contents">R$ 936,2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Xiaomi Redmi Note 13 4G 256GB - Mint Green</text:p>
            </table:table-cell>
            <table:table-cell table:style-name="Tabela1.A1" office:value-type="string">
              <text:p text:style-name="Table_20_Contents">R$ 1.498,7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Apple iPhone 13 128GB - Estelar</text:p>
            </table:table-cell>
            <table:table-cell table:style-name="Tabela1.A1" office:value-type="string">
              <text:p text:style-name="Table_20_Contents">R$ 4.248,7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Samsung Galaxy S24 Ultra 5G 512GB - Titanium Violet</text:p>
            </table:table-cell>
            <table:table-cell table:style-name="Tabela1.A1" office:value-type="string">
              <text:p text:style-name="Table_20_Contents">R$ 7.873,7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Motorola Edge 50 Pro 5G 256GB - Luxe Lavender</text:p>
            </table:table-cell>
            <table:table-cell table:style-name="Tabela1.A1" office:value-type="string">
              <text:p text:style-name="Table_20_Contents">R$ 3.498,75</text:p>
            </table:table-cell>
          </table:table-row>
          <table:table-row>
            <table:table-cell table:style-name="Tabela1.A1" office:value-type="string">
              <text:p text:style-name="P2">Lote 36</text:p>
            </table:table-cell>
            <table:table-cell table:style-name="Tabela1.A1" office:value-type="string">
              <text:p text:style-name="Table_20_Contents">Xiaomi Poco M6 5G 128GB - Orion Blue</text:p>
            </table:table-cell>
            <table:table-cell table:style-name="Tabela1.A1" office:value-type="string">
              <text:p text:style-name="Table_20_Contents">R$ 1.237,50</text:p>
            </table:table-cell>
          </table:table-row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Apple iPhone 15 Pro Max 256GB - Titânio Preto</text:p>
            </table:table-cell>
            <table:table-cell table:style-name="Tabela1.A1" office:value-type="string">
              <text:p text:style-name="Table_20_Contents">R$ 9.873,75</text:p>
            </table:table-cell>
          </table:table-row>
          <text:soft-page-break/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Samsung Galaxy A35 5G 256GB - Azul Claro</text:p>
            </table:table-cell>
            <table:table-cell table:style-name="Tabela1.A1" office:value-type="string">
              <text:p text:style-name="Table_20_Contents">R$ 2.123,75</text:p>
            </table:table-cell>
          </table:table-row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Xiaomi Redmi Note 13 Pro 5G 512GB - Ocean Teal</text:p>
            </table:table-cell>
            <table:table-cell table:style-name="Tabela1.A1" office:value-type="string">
              <text:p text:style-name="Table_20_Contents">R$ 3.187,50</text:p>
            </table:table-cell>
          </table:table-row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Motorola Moto G24 Power 256GB - Azul</text:p>
            </table:table-cell>
            <table:table-cell table:style-name="Tabela1.A1" office:value-type="string">
              <text:p text:style-name="Table_20_Contents">R$ 1.248,75</text:p>
            </table:table-cell>
          </table:table-row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Samsung Galaxy S23 5G 128GB - Creme</text:p>
            </table:table-cell>
            <table:table-cell table:style-name="Tabela1.A1" office:value-type="string">
              <text:p text:style-name="Table_20_Contents">R$ 3.748,75</text:p>
            </table:table-cell>
          </table:table-row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Xiaomi Poco X6 5G 512GB - White</text:p>
            </table:table-cell>
            <table:table-cell table:style-name="Tabela1.A1" office:value-type="string">
              <text:p text:style-name="Table_20_Contents">R$ 2.437,50</text:p>
            </table:table-cell>
          </table:table-row>
          <table:table-row>
            <table:table-cell table:style-name="Tabela1.A1" office:value-type="string">
              <text:p text:style-name="P2">Lote 37</text:p>
            </table:table-cell>
            <table:table-cell table:style-name="Tabela1.A1" office:value-type="string">
              <text:p text:style-name="Table_20_Contents">Apple iPhone 12 64GB - Branco</text:p>
            </table:table-cell>
            <table:table-cell table:style-name="Tabela1.A1" office:value-type="string">
              <text:p text:style-name="Table_20_Contents">R$ 3.373,7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Apple iPhone 15 Pro 256GB - Titânio Azul</text:p>
            </table:table-cell>
            <table:table-cell table:style-name="Tabela1.A1" office:value-type="string">
              <text:p text:style-name="Table_20_Contents">R$ 8.998,7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Samsung Galaxy A55 5G 256GB - Awesome Navy</text:p>
            </table:table-cell>
            <table:table-cell table:style-name="Tabela1.A1" office:value-type="string">
              <text:p text:style-name="Table_20_Contents">R$ 2.623,7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Motorola Edge 50 Ultra 5G 512GB - Peach Fuzz</text:p>
            </table:table-cell>
            <table:table-cell table:style-name="Tabela1.A1" office:value-type="string">
              <text:p text:style-name="Table_20_Contents">R$ 6.123,7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Xiaomi Redmi Note 13 Pro+ 5G 256GB - Moonlight White</text:p>
            </table:table-cell>
            <table:table-cell table:style-name="Tabela1.A1" office:value-type="string">
              <text:p text:style-name="Table_20_Contents">R$ 2.998,7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Apple iPhone 13 128GB - Rosa</text:p>
            </table:table-cell>
            <table:table-cell table:style-name="Tabela1.A1" office:value-type="string">
              <text:p text:style-name="Table_20_Contents">R$ 4.248,7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Samsung Galaxy A15 4G 128GB - Azul Claro</text:p>
            </table:table-cell>
            <table:table-cell table:style-name="Tabela1.A1" office:value-type="string">
              <text:p text:style-name="Table_20_Contents">R$ 1.186,25</text:p>
            </table:table-cell>
          </table:table-row>
          <table:table-row>
            <table:table-cell table:style-name="Tabela1.A1" office:value-type="string">
              <text:p text:style-name="P2">Lote 38</text:p>
            </table:table-cell>
            <table:table-cell table:style-name="Tabela1.A1" office:value-type="string">
              <text:p text:style-name="Table_20_Contents">Motorola Moto G84 5G 256GB - Midnight Blue</text:p>
            </table:table-cell>
            <table:table-cell table:style-name="Tabela1.A1" office:value-type="string">
              <text:p text:style-name="Table_20_Contents">R$ 1.661,2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Apple iPhone 15 Plus 128GB - Azul</text:p>
            </table:table-cell>
            <table:table-cell table:style-name="Tabela1.A1" office:value-type="string">
              <text:p text:style-name="Table_20_Contents">R$ 5.998,7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Samsung Galaxy S24 5G 256GB - Onyx Black</text:p>
            </table:table-cell>
            <table:table-cell table:style-name="Tabela1.A1" office:value-type="string">
              <text:p text:style-name="Table_20_Contents">R$ 5.748,7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Xiaomi Redmi 13C 256GB - Clover Green</text:p>
            </table:table-cell>
            <table:table-cell table:style-name="Tabela1.A1" office:value-type="string">
              <text:p text:style-name="Table_20_Contents">R$ 1.186,2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Motorola Moto G54 5G 256GB - Azul</text:p>
            </table:table-cell>
            <table:table-cell table:style-name="Tabela1.A1" office:value-type="string">
              <text:p text:style-name="Table_20_Contents">R$ 1.436,2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Apple iPhone 15 128GB - Rosa</text:p>
            </table:table-cell>
            <table:table-cell table:style-name="Tabela1.A1" office:value-type="string">
              <text:p text:style-name="Table_20_Contents">R$ 5.248,7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Samsung Galaxy A54 5G 256GB - Awesome Lime</text:p>
            </table:table-cell>
            <table:table-cell table:style-name="Tabela1.A1" office:value-type="string">
              <text:p text:style-name="Table_20_Contents">R$ 2.248,75</text:p>
            </table:table-cell>
          </table:table-row>
          <table:table-row>
            <table:table-cell table:style-name="Tabela1.A1" office:value-type="string">
              <text:p text:style-name="P2">Lote 39</text:p>
            </table:table-cell>
            <table:table-cell table:style-name="Tabela1.A1" office:value-type="string">
              <text:p text:style-name="Table_20_Contents">Xiaomi Redmi Note 13 5G 256GB - Stealth Black</text:p>
            </table:table-cell>
            <table:table-cell table:style-name="Tabela1.A1" office:value-type="string">
              <text:p text:style-name="Table_20_Contents">R$ 1.811,25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Apple iPhone 15 Pro Max 512GB - Titânio Natural</text:p>
            </table:table-cell>
            <table:table-cell table:style-name="Tabela1.A1" office:value-type="string">
              <text:p text:style-name="Table_20_Contents">R$ 11.248,75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Samsung Galaxy S24+ 5G 512GB - Violeta</text:p>
            </table:table-cell>
            <table:table-cell table:style-name="Tabela1.A1" office:value-type="string">
              <text:p text:style-name="Table_20_Contents">R$ 6.623,75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Motorola Moto G34 5G 256GB - Preto</text:p>
            </table:table-cell>
            <table:table-cell table:style-name="Tabela1.A1" office:value-type="string">
              <text:p text:style-name="Table_20_Contents">R$ 1.311,25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Xiaomi Redmi Note 13 Pro 4G 256GB - Lavender Purple</text:p>
            </table:table-cell>
            <table:table-cell table:style-name="Tabela1.A1" office:value-type="string">
              <text:p text:style-name="Table_20_Contents">R$ 1.936,25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Xiaomi Poco F6 Pro 5G 512GB - Black</text:p>
            </table:table-cell>
            <table:table-cell table:style-name="Tabela1.A1" office:value-type="string">
              <text:p text:style-name="Table_20_Contents">R$ 4.312,50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Samsung Galaxy A25 5G 256GB - Azul Marinho</text:p>
            </table:table-cell>
            <table:table-cell table:style-name="Tabela1.A1" office:value-type="string">
              <text:p text:style-name="Table_20_Contents">R$ 1.998,75</text:p>
            </table:table-cell>
          </table:table-row>
          <table:table-row>
            <table:table-cell table:style-name="Tabela1.A1" office:value-type="string">
              <text:p text:style-name="P2">Lote 40</text:p>
            </table:table-cell>
            <table:table-cell table:style-name="Tabela1.A1" office:value-type="string">
              <text:p text:style-name="Table_20_Contents">Apple iPhone 14 Plus 128GB - Meia-noite</text:p>
            </table:table-cell>
            <table:table-cell table:style-name="Tabela1.A1" office:value-type="string">
              <text:p text:style-name="Table_20_Contents">R$ 4.873,75</text:p>
            </table:table-cell>
          </table:table-row>
        </table:table>
        <text:p text:style-name="P3">Exportar para as Planilhas</text:p>
      </text:section>
      <text:h text:style-name="Heading_20_3" text:outline-level="3">Continuação do Relatório (Lote 41 ao Super Lote 11)</text:h>
      <text:section text:style-name="Sect1" text:name="model-response-message-contentr_f390672b45552b4c">
        <table:table table:name="Tabela2" table:style-name="Tabela2">
          <table:table-column table:style-name="Tabela2.A"/>
          <table:table-column table:style-name="Tabela2.B"/>
          <table:table-column table:style-name="Tabela2.C"/>
          <table:table-header-rows>
            <table:table-row>
              <table:table-cell table:style-name="Tabela2.A1" office:value-type="string">
                <text:p text:style-name="Table_20_Contents">Lote</text:p>
              </table:table-cell>
              <table:table-cell table:style-name="Tabela2.A1" office:value-type="string">
                <text:p text:style-name="Table_20_Contents">Nome do Produto</text:p>
              </table:table-cell>
              <table:table-cell table:style-name="Tabela2.A1" office:value-type="string">
                <text:p text:style-name="Table_20_Contents">Preço Venda (R$)</text:p>
              </table:table-cell>
            </table:table-row>
          </table:table-header-rows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Samsung Galaxy S24 Ultra 5G 256GB - Titanium Black</text:p>
            </table:table-cell>
            <table:table-cell table:style-name="Tabela2.A1" office:value-type="string">
              <text:p text:style-name="Table_20_Contents">R$ 6.873,75</text:p>
            </table:table-cell>
          </table:table-row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Apple iPhone 15 Pro 512GB - Titânio Azul</text:p>
            </table:table-cell>
            <table:table-cell table:style-name="Tabela2.A1" office:value-type="string">
              <text:p text:style-name="Table_20_Contents">R$ 9.873,75</text:p>
            </table:table-cell>
          </table:table-row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Motorola Moto G84 5G 256GB - Grafite</text:p>
            </table:table-cell>
            <table:table-cell table:style-name="Tabela2.A1" office:value-type="string">
              <text:p text:style-name="Table_20_Contents">R$ 1.498,75</text:p>
            </table:table-cell>
          </table:table-row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Xiaomi Redmi Note 13 Pro 5G 256GB - Ocean Teal</text:p>
            </table:table-cell>
            <table:table-cell table:style-name="Tabela2.A1" office:value-type="string">
              <text:p text:style-name="Table_20_Contents">R$ 2.061,25</text:p>
            </table:table-cell>
          </table:table-row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Samsung Galaxy A35 5G 256GB - Awesome Navy</text:p>
            </table:table-cell>
            <table:table-cell table:style-name="Tabela2.A1" office:value-type="string">
              <text:p text:style-name="Table_20_Contents">R$ 1.998,75</text:p>
            </table:table-cell>
          </table:table-row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Apple iPhone 14 128GB - Azul</text:p>
            </table:table-cell>
            <table:table-cell table:style-name="Tabela2.A1" office:value-type="string">
              <text:p text:style-name="Table_20_Contents">R$ 3.998,75</text:p>
            </table:table-cell>
          </table:table-row>
          <table:table-row>
            <table:table-cell table:style-name="Tabela2.A1" office:value-type="string">
              <text:p text:style-name="P2">Lote 41</text:p>
            </table:table-cell>
            <table:table-cell table:style-name="Tabela2.A1" office:value-type="string">
              <text:p text:style-name="Table_20_Contents">Xiaomi Poco X6 Pro 5G 256GB - Gray</text:p>
            </table:table-cell>
            <table:table-cell table:style-name="Tabela2.A1" office:value-type="string">
              <text:p text:style-name="Table_20_Contents">R$ 2.562,50</text:p>
            </table:table-cell>
          </table:table-row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Apple iPhone 15 256GB - Amarelo</text:p>
            </table:table-cell>
            <table:table-cell table:style-name="Tabela2.A1" office:value-type="string">
              <text:p text:style-name="Table_20_Contents">R$ 5.873,75</text:p>
            </table:table-cell>
          </table:table-row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Samsung Galaxy S23 FE 5G 256GB - Verde</text:p>
            </table:table-cell>
            <table:table-cell table:style-name="Tabela2.A1" office:value-type="string">
              <text:p text:style-name="Table_20_Contents">R$ 3.373,75</text:p>
            </table:table-cell>
          </table:table-row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Motorola Moto G24 128GB - Verde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Xiaomi Redmi Note 13 4G 256GB - Ice Blue</text:p>
            </table:table-cell>
            <table:table-cell table:style-name="Tabela2.A1" office:value-type="string">
              <text:p text:style-name="Table_20_Contents">R$ 1.498,75</text:p>
            </table:table-cell>
          </table:table-row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Samsung Galaxy A15 5G 256GB - Azul Escuro</text:p>
            </table:table-cell>
            <table:table-cell table:style-name="Tabela2.A1" office:value-type="string">
              <text:p text:style-name="Table_20_Contents">R$ 1.623,75</text:p>
            </table:table-cell>
          </table:table-row>
          <text:soft-page-break/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Apple iPhone 14 Plus 256GB - Roxo</text:p>
            </table:table-cell>
            <table:table-cell table:style-name="Tabela2.A1" office:value-type="string">
              <text:p text:style-name="Table_20_Contents">R$ 5.623,75</text:p>
            </table:table-cell>
          </table:table-row>
          <table:table-row>
            <table:table-cell table:style-name="Tabela2.A1" office:value-type="string">
              <text:p text:style-name="P2">Lote 42</text:p>
            </table:table-cell>
            <table:table-cell table:style-name="Tabela2.A1" office:value-type="string">
              <text:p text:style-name="Table_20_Contents">Xiaomi Poco X6 5G 512GB - Black</text:p>
            </table:table-cell>
            <table:table-cell table:style-name="Tabela2.A1" office:value-type="string">
              <text:p text:style-name="Table_20_Contents">R$ 2.498,7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Apple iPhone 15 Pro Max 256GB - Titânio Azul</text:p>
            </table:table-cell>
            <table:table-cell table:style-name="Tabela2.A1" office:value-type="string">
              <text:p text:style-name="Table_20_Contents">R$ 9.873,7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Samsung Galaxy S24 Ultra 5G 512GB - Titanium Gray</text:p>
            </table:table-cell>
            <table:table-cell table:style-name="Tabela2.A1" office:value-type="string">
              <text:p text:style-name="Table_20_Contents">R$ 7.873,7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Motorola Moto G84 5G 256GB - Marshmallow Blue</text:p>
            </table:table-cell>
            <table:table-cell table:style-name="Tabela2.A1" office:value-type="string">
              <text:p text:style-name="Table_20_Contents">R$ 1.661,2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Xiaomi Redmi Note 13 4G 128GB - Mint Green</text:p>
            </table:table-cell>
            <table:table-cell table:style-name="Tabela2.A1" office:value-type="string">
              <text:p text:style-name="Table_20_Contents">R$ 1.373,7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Apple iPhone 13 128GB - Meia-noite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Samsung Galaxy A05s 128GB - Preto</text:p>
            </table:table-cell>
            <table:table-cell table:style-name="Tabela2.A1" office:value-type="string">
              <text:p text:style-name="Table_20_Contents">R$ 998,75</text:p>
            </table:table-cell>
          </table:table-row>
          <table:table-row>
            <table:table-cell table:style-name="Tabela2.A1" office:value-type="string">
              <text:p text:style-name="P2">Lote 43</text:p>
            </table:table-cell>
            <table:table-cell table:style-name="Tabela2.A1" office:value-type="string">
              <text:p text:style-name="Table_20_Contents">Xiaomi Poco M6 Pro 5G 256GB - Black</text:p>
            </table:table-cell>
            <table:table-cell table:style-name="Tabela2.A1" office:value-type="string">
              <text:p text:style-name="Table_20_Contents">R$ 2.061,2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Apple iPhone 15 128GB - Amarelo</text:p>
            </table:table-cell>
            <table:table-cell table:style-name="Tabela2.A1" office:value-type="string">
              <text:p text:style-name="Table_20_Contents">R$ 5.248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Samsung Galaxy S24 5G 256GB - Marble Gray</text:p>
            </table:table-cell>
            <table:table-cell table:style-name="Tabela2.A1" office:value-type="string">
              <text:p text:style-name="Table_20_Contents">R$ 5.748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Motorola Edge 50 Fusion 5G 256GB - Marshmallow Blue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Xiaomi Redmi Note 13 Pro 5G 512GB - Aurora Purple</text:p>
            </table:table-cell>
            <table:table-cell table:style-name="Tabela2.A1" office:value-type="string">
              <text:p text:style-name="Table_20_Contents">R$ 3.187,50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Apple iPhone 14 128GB - Azul</text:p>
            </table:table-cell>
            <table:table-cell table:style-name="Tabela2.A1" office:value-type="string">
              <text:p text:style-name="Table_20_Contents">R$ 3.998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Samsung Galaxy A55 5G 256GB - Awesome Navy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Motorola Moto G54 5G 256GB - Verde Menta</text:p>
            </table:table-cell>
            <table:table-cell table:style-name="Tabela2.A1" office:value-type="string">
              <text:p text:style-name="Table_20_Contents">R$ 1.436,2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Xiaomi Redmi 13C 256GB - Midnight Black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Samsung Galaxy S23 FE 5G 128GB - Creme</text:p>
            </table:table-cell>
            <table:table-cell table:style-name="Tabela2.A1" office:value-type="string">
              <text:p text:style-name="Table_20_Contents">R$ 2.998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Apple iPhone 11 128GB - Preto</text:p>
            </table:table-cell>
            <table:table-cell table:style-name="Tabela2.A1" office:value-type="string">
              <text:p text:style-name="Table_20_Contents">R$ 2.998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Xiaomi Poco X6 5G 256GB - Blue</text:p>
            </table:table-cell>
            <table:table-cell table:style-name="Tabela2.A1" office:value-type="string">
              <text:p text:style-name="Table_20_Contents">R$ 2.123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Samsung Galaxy A15 5G 256GB - Azul Claro</text:p>
            </table:table-cell>
            <table:table-cell table:style-name="Tabela2.A1" office:value-type="string">
              <text:p text:style-name="Table_20_Contents">R$ 1.623,7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Motorola Moto G24 128GB - Rosa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1</text:p>
            </table:table-cell>
            <table:table-cell table:style-name="Tabela2.A1" office:value-type="string">
              <text:p text:style-name="Table_20_Contents">Xiaomi Redmi A3 64GB - Midnight Black</text:p>
            </table:table-cell>
            <table:table-cell table:style-name="Tabela2.A1" office:value-type="string">
              <text:p text:style-name="Table_20_Contents">R$ 775,00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Samsung Galaxy S23 FE 5G 256GB - Azul</text:p>
            </table:table-cell>
            <table:table-cell table:style-name="Tabela2.A1" office:value-type="string">
              <text:p text:style-name="Table_20_Contents">R$ 3.373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Apple iPhone 15 Pro 128GB - Titânio Branco</text:p>
            </table:table-cell>
            <table:table-cell table:style-name="Tabela2.A1" office:value-type="string">
              <text:p text:style-name="Table_20_Contents">R$ 8.248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Motorola Moto G04 64GB - Coral</text:p>
            </table:table-cell>
            <table:table-cell table:style-name="Tabela2.A1" office:value-type="string">
              <text:p text:style-name="Table_20_Contents">R$ 811,2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Xiaomi Redmi Note 13 5G 128GB - Graphite Black</text:p>
            </table:table-cell>
            <table:table-cell table:style-name="Tabela2.A1" office:value-type="string">
              <text:p text:style-name="Table_20_Contents">R$ 1.687,50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Samsung Galaxy A25 5G 128GB - Azul Escuro</text:p>
            </table:table-cell>
            <table:table-cell table:style-name="Tabela2.A1" office:value-type="string">
              <text:p text:style-name="Table_20_Contents">R$ 1.698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Motorola Edge 50 Pro 5G 256GB - Luxe Lavender</text:p>
            </table:table-cell>
            <table:table-cell table:style-name="Tabela2.A1" office:value-type="string">
              <text:p text:style-name="Table_20_Contents">R$ 3.498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Apple iPhone 14 Plus 128GB - Roxo</text:p>
            </table:table-cell>
            <table:table-cell table:style-name="Tabela2.A1" office:value-type="string">
              <text:p text:style-name="Table_20_Contents">R$ 4.873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Xiaomi Poco M6 5G 128GB - Galactic Blue</text:p>
            </table:table-cell>
            <table:table-cell table:style-name="Tabela2.A1" office:value-type="string">
              <text:p text:style-name="Table_20_Contents">R$ 1.237,50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Samsung Galaxy A05s 128GB - Prata</text:p>
            </table:table-cell>
            <table:table-cell table:style-name="Tabela2.A1" office:value-type="string">
              <text:p text:style-name="Table_20_Contents">R$ 998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Realme C67 4G 256GB - Black Rock</text:p>
            </table:table-cell>
            <table:table-cell table:style-name="Tabela2.A1" office:value-type="string">
              <text:p text:style-name="Table_20_Contents">R$ 1.437,50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Apple iPhone 13 256GB - Estelar</text:p>
            </table:table-cell>
            <table:table-cell table:style-name="Tabela2.A1" office:value-type="string">
              <text:p text:style-name="Table_20_Contents">R$ 4.873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Motorola Moto G34 5G 128GB - Verde</text:p>
            </table:table-cell>
            <table:table-cell table:style-name="Tabela2.A1" office:value-type="string">
              <text:p text:style-name="Table_20_Contents">R$ 1.098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Xiaomi Redmi 13C 128GB - Clover Green</text:p>
            </table:table-cell>
            <table:table-cell table:style-name="Tabela2.A1" office:value-type="string">
              <text:p text:style-name="Table_20_Contents">R$ 1.123,75</text:p>
            </table:table-cell>
          </table:table-row>
          <table:table-row>
            <table:table-cell table:style-name="Tabela2.A1" office:value-type="string">
              <text:p text:style-name="P2">Super Lote 2</text:p>
            </table:table-cell>
            <table:table-cell table:style-name="Tabela2.A1" office:value-type="string">
              <text:p text:style-name="Table_20_Contents">Samsung Galaxy A15 4G 256GB - Azul Escuro</text:p>
            </table:table-cell>
            <table:table-cell table:style-name="Tabela2.A1" office:value-type="string">
              <text:p text:style-name="Table_20_Contents">R$ 1.373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Apple iPhone 15 Pro Max 256GB - Titânio Natural</text:p>
            </table:table-cell>
            <table:table-cell table:style-name="Tabela2.A1" office:value-type="string">
              <text:p text:style-name="Table_20_Contents">R$ 9.998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Samsung Galaxy S24 Ultra 5G 512GB - Titanium Black</text:p>
            </table:table-cell>
            <table:table-cell table:style-name="Tabela2.A1" office:value-type="string">
              <text:p text:style-name="Table_20_Contents">R$ 7.873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Motorola Moto G84 5G 256GB - Viva Magenta</text:p>
            </table:table-cell>
            <table:table-cell table:style-name="Tabela2.A1" office:value-type="string">
              <text:p text:style-name="Table_20_Contents">R$ 1.661,2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Xiaomi Redmi Note 13 Pro 5G 256GB - Ocean Teal</text:p>
            </table:table-cell>
            <table:table-cell table:style-name="Tabela2.A1" office:value-type="string">
              <text:p text:style-name="Table_20_Contents">R$ 2.061,2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Apple iPhone 15 128GB - Azul</text:p>
            </table:table-cell>
            <table:table-cell table:style-name="Tabela2.A1" office:value-type="string">
              <text:p text:style-name="Table_20_Contents">R$ 5.248,75</text:p>
            </table:table-cell>
          </table:table-row>
          <text:soft-page-break/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Samsung Galaxy A35 5G 128GB - Awesome Lemon</text:p>
            </table:table-cell>
            <table:table-cell table:style-name="Tabela2.A1" office:value-type="string">
              <text:p text:style-name="Table_20_Contents">R$ 1.798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Motorola Edge 50 Fusion 5G 256GB - Pink Gum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Xiaomi Poco X6 Pro 5G 512GB - Black</text:p>
            </table:table-cell>
            <table:table-cell table:style-name="Tabela2.A1" office:value-type="string">
              <text:p text:style-name="Table_20_Contents">R$ 2.811,2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Apple iPhone 13 128GB - Verde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Samsung Galaxy A55 5G 256GB - Awesome Iceblue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Motorola Moto G54 5G 256GB - Grafite</text:p>
            </table:table-cell>
            <table:table-cell table:style-name="Tabela2.A1" office:value-type="string">
              <text:p text:style-name="Table_20_Contents">R$ 1.436,2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Xiaomi Redmi 13C 256GB - Navy Blue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Apple iPhone 12 128GB - Roxo</text:p>
            </table:table-cell>
            <table:table-cell table:style-name="Tabela2.A1" office:value-type="string">
              <text:p text:style-name="Table_20_Contents">R$ 3.998,75</text:p>
            </table:table-cell>
          </table:table-row>
          <table:table-row>
            <table:table-cell table:style-name="Tabela2.A1" office:value-type="string">
              <text:p text:style-name="P2">Super Lote 3</text:p>
            </table:table-cell>
            <table:table-cell table:style-name="Tabela2.A1" office:value-type="string">
              <text:p text:style-name="Table_20_Contents">Samsung Galaxy A05 128GB - Preto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Apple iPhone 15 Pro 256GB - Titânio Preto</text:p>
            </table:table-cell>
            <table:table-cell table:style-name="Tabela2.A1" office:value-type="string">
              <text:p text:style-name="Table_20_Contents">R$ 8.9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Samsung Galaxy S24 Ultra 5G 256GB - Titanium Violet</text:p>
            </table:table-cell>
            <table:table-cell table:style-name="Tabela2.A1" office:value-type="string">
              <text:p text:style-name="Table_20_Contents">R$ 6.9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Xiaomi Redmi Note 13 4G 256GB - Midnight Black</text:p>
            </table:table-cell>
            <table:table-cell table:style-name="Tabela2.A1" office:value-type="string">
              <text:p text:style-name="Table_20_Contents">R$ 1.4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Motorola Edge 50 Pro 5G 256GB - Luxe Lavender</text:p>
            </table:table-cell>
            <table:table-cell table:style-name="Tabela2.A1" office:value-type="string">
              <text:p text:style-name="Table_20_Contents">R$ 3.4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Apple iPhone 14 128GB - Estelar</text:p>
            </table:table-cell>
            <table:table-cell table:style-name="Tabela2.A1" office:value-type="string">
              <text:p text:style-name="Table_20_Contents">R$ 3.8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Samsung Galaxy A55 5G 128GB - Awesome Lilac</text:p>
            </table:table-cell>
            <table:table-cell table:style-name="Tabela2.A1" office:value-type="string">
              <text:p text:style-name="Table_20_Contents">R$ 1.8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Xiaomi Poco X6 5G 256GB - Black</text:p>
            </table:table-cell>
            <table:table-cell table:style-name="Tabela2.A1" office:value-type="string">
              <text:p text:style-name="Table_20_Contents">R$ 1.7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Motorola Moto G34 5G 128GB - Azul</text:p>
            </table:table-cell>
            <table:table-cell table:style-name="Tabela2.A1" office:value-type="string">
              <text:p text:style-name="Table_20_Contents">R$ 1.0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Apple iPhone 15 Pro Max 512GB - Titânio Azul</text:p>
            </table:table-cell>
            <table:table-cell table:style-name="Tabela2.A1" office:value-type="string">
              <text:p text:style-name="Table_20_Contents">R$ 10.873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Samsung Galaxy A25 5G 128GB - Azul Claro</text:p>
            </table:table-cell>
            <table:table-cell table:style-name="Tabela2.A1" office:value-type="string">
              <text:p text:style-name="Table_20_Contents">R$ 1.69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Xiaomi Redmi 13C 128GB - Navy Blue</text:p>
            </table:table-cell>
            <table:table-cell table:style-name="Tabela2.A1" office:value-type="string">
              <text:p text:style-name="Table_20_Contents">R$ 1.123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Apple iPhone 13 128GB - Rosa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Motorola Moto G24 128GB - Verde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4</text:p>
            </table:table-cell>
            <table:table-cell table:style-name="Tabela2.A1" office:value-type="string">
              <text:p text:style-name="Table_20_Contents">Samsung Galaxy A05s 128GB - Prata</text:p>
            </table:table-cell>
            <table:table-cell table:style-name="Tabela2.A1" office:value-type="string">
              <text:p text:style-name="Table_20_Contents">R$ 998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Apple iPhone 15 256GB - Verde</text:p>
            </table:table-cell>
            <table:table-cell table:style-name="Tabela2.A1" office:value-type="string">
              <text:p text:style-name="Table_20_Contents">R$ 5.873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Samsung Galaxy S24 Ultra 5G 512GB - Titanium Gray</text:p>
            </table:table-cell>
            <table:table-cell table:style-name="Tabela2.A1" office:value-type="string">
              <text:p text:style-name="Table_20_Contents">R$ 7.873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Xiaomi Redmi Note 13 Pro 5G 512GB - Midnight Black</text:p>
            </table:table-cell>
            <table:table-cell table:style-name="Tabela2.A1" office:value-type="string">
              <text:p text:style-name="Table_20_Contents">R$ 3.061,2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Motorola Edge 50 Neo 5G 256GB - Nautical Blue</text:p>
            </table:table-cell>
            <table:table-cell table:style-name="Tabela2.A1" office:value-type="string">
              <text:p text:style-name="Table_20_Contents">R$ 3.123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Apple iPhone 14 Plus 256GB - Estelar</text:p>
            </table:table-cell>
            <table:table-cell table:style-name="Tabela2.A1" office:value-type="string">
              <text:p text:style-name="Table_20_Contents">R$ 5.623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Samsung Galaxy A35 5G 256GB - Awesome Navy</text:p>
            </table:table-cell>
            <table:table-cell table:style-name="Tabela2.A1" office:value-type="string">
              <text:p text:style-name="Table_20_Contents">R$ 2.123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Xiaomi Poco X6 Pro 5G 256GB - Yellow</text:p>
            </table:table-cell>
            <table:table-cell table:style-name="Tabela2.A1" office:value-type="string">
              <text:p text:style-name="Table_20_Contents">R$ 2.562,50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Motorola Moto G54 5G 128GB - Azul</text:p>
            </table:table-cell>
            <table:table-cell table:style-name="Tabela2.A1" office:value-type="string">
              <text:p text:style-name="Table_20_Contents">R$ 1.311,2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Apple iPhone 13 128GB - Meia-noite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Samsung Galaxy A15 4G 128GB - Prata</text:p>
            </table:table-cell>
            <table:table-cell table:style-name="Tabela2.A1" office:value-type="string">
              <text:p text:style-name="Table_20_Contents">R$ 1.123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Xiaomi Redmi 13C 256GB - Clover Green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Motorola Moto G24 Power 256GB - Azul</text:p>
            </table:table-cell>
            <table:table-cell table:style-name="Tabela2.A1" office:value-type="string">
              <text:p text:style-name="Table_20_Contents">R$ 1.248,75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Apple iPhone 15 Pro 1TB - Titânio Natural</text:p>
            </table:table-cell>
            <table:table-cell table:style-name="Tabela2.A1" office:value-type="string">
              <text:p text:style-name="Table_20_Contents">R$ 9.875,00</text:p>
            </table:table-cell>
          </table:table-row>
          <table:table-row>
            <table:table-cell table:style-name="Tabela2.A1" office:value-type="string">
              <text:p text:style-name="P2">Super Lote 5</text:p>
            </table:table-cell>
            <table:table-cell table:style-name="Tabela2.A1" office:value-type="string">
              <text:p text:style-name="Table_20_Contents">Samsung Galaxy S23 FE 5G 128GB - Grafite</text:p>
            </table:table-cell>
            <table:table-cell table:style-name="Tabela2.A1" office:value-type="string">
              <text:p text:style-name="Table_20_Contents">R$ 2.99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Apple iPhone 15 Pro 128GB - Titânio Azul</text:p>
            </table:table-cell>
            <table:table-cell table:style-name="Tabela2.A1" office:value-type="string">
              <text:p text:style-name="Table_20_Contents">R$ 8.24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Samsung Galaxy S24 5G 256GB - Violeta</text:p>
            </table:table-cell>
            <table:table-cell table:style-name="Tabela2.A1" office:value-type="string">
              <text:p text:style-name="Table_20_Contents">R$ 5.74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Motorola Moto G54 5G 256GB - Grafite</text:p>
            </table:table-cell>
            <table:table-cell table:style-name="Tabela2.A1" office:value-type="string">
              <text:p text:style-name="Table_20_Contents">R$ 1.436,2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Xiaomi Redmi Note 13 Pro 5G 256GB - Midnight Black</text:p>
            </table:table-cell>
            <table:table-cell table:style-name="Tabela2.A1" office:value-type="string">
              <text:p text:style-name="Table_20_Contents">R$ 2.050,00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Samsung Galaxy A55 5G 128GB - Awesome Navy</text:p>
            </table:table-cell>
            <table:table-cell table:style-name="Tabela2.A1" office:value-type="string">
              <text:p text:style-name="Table_20_Contents">R$ 1.898,75</text:p>
            </table:table-cell>
          </table:table-row>
          <text:soft-page-break/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Motorola Edge 50 Fusion 5G 256GB - Nautical Blue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Apple iPhone 14 128GB - Meia-noite</text:p>
            </table:table-cell>
            <table:table-cell table:style-name="Tabela2.A1" office:value-type="string">
              <text:p text:style-name="Table_20_Contents">R$ 3.89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Xiaomi Poco X6 5G 256GB - White</text:p>
            </table:table-cell>
            <table:table-cell table:style-name="Tabela2.A1" office:value-type="string">
              <text:p text:style-name="Table_20_Contents">R$ 1.79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Samsung Galaxy A25 5G 256GB - Azul Marinho</text:p>
            </table:table-cell>
            <table:table-cell table:style-name="Tabela2.A1" office:value-type="string">
              <text:p text:style-name="Table_20_Contents">R$ 1.99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Motorola Moto G34 5G 256GB - Preto</text:p>
            </table:table-cell>
            <table:table-cell table:style-name="Tabela2.A1" office:value-type="string">
              <text:p text:style-name="Table_20_Contents">R$ 1.311,2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Xiaomi Redmi 13C 256GB - Navy Blue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Apple iPhone 13 128GB - Estelar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Samsung Galaxy A05s 128GB - Preto</text:p>
            </table:table-cell>
            <table:table-cell table:style-name="Tabela2.A1" office:value-type="string">
              <text:p text:style-name="Table_20_Contents">R$ 998,75</text:p>
            </table:table-cell>
          </table:table-row>
          <table:table-row>
            <table:table-cell table:style-name="Tabela2.A1" office:value-type="string">
              <text:p text:style-name="P2">Super Lote 6</text:p>
            </table:table-cell>
            <table:table-cell table:style-name="Tabela2.A1" office:value-type="string">
              <text:p text:style-name="Table_20_Contents">Xiaomi Redmi A3 128GB - Star Blue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Apple iPhone 15 Pro Max 256GB - Titânio Branco</text:p>
            </table:table-cell>
            <table:table-cell table:style-name="Tabela2.A1" office:value-type="string">
              <text:p text:style-name="Table_20_Contents">R$ 9.998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Samsung Galaxy S24+ 5G 256GB - Onyx Black</text:p>
            </table:table-cell>
            <table:table-cell table:style-name="Tabela2.A1" office:value-type="string">
              <text:p text:style-name="Table_20_Contents">R$ 6.123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Motorola Edge 50 Ultra 5G 512GB - Wood</text:p>
            </table:table-cell>
            <table:table-cell table:style-name="Tabela2.A1" office:value-type="string">
              <text:p text:style-name="Table_20_Contents">R$ 6.248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Xiaomi Redmi Note 13 Pro 4G 512GB - Midnight Black</text:p>
            </table:table-cell>
            <table:table-cell table:style-name="Tabela2.A1" office:value-type="string">
              <text:p text:style-name="Table_20_Contents">R$ 2.248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Apple iPhone 15 128GB - Rosa</text:p>
            </table:table-cell>
            <table:table-cell table:style-name="Tabela2.A1" office:value-type="string">
              <text:p text:style-name="Table_20_Contents">R$ 5.248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Samsung Galaxy A35 5G 128GB - Awesome Navy</text:p>
            </table:table-cell>
            <table:table-cell table:style-name="Tabela2.A1" office:value-type="string">
              <text:p text:style-name="Table_20_Contents">R$ 1.798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Motorola Moto G24 Power 256GB - Azul</text:p>
            </table:table-cell>
            <table:table-cell table:style-name="Tabela2.A1" office:value-type="string">
              <text:p text:style-name="Table_20_Contents">R$ 1.248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Xiaomi Poco X6 Pro 5G 512GB - Gray</text:p>
            </table:table-cell>
            <table:table-cell table:style-name="Tabela2.A1" office:value-type="string">
              <text:p text:style-name="Table_20_Contents">R$ 2.811,2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Apple iPhone 11 64GB - Branco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Samsung Galaxy A05 64GB - Prata</text:p>
            </table:table-cell>
            <table:table-cell table:style-name="Tabela2.A1" office:value-type="string">
              <text:p text:style-name="Table_20_Contents">R$ 811,2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Motorola Moto G04s 128GB - Preto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Xiaomi Redmi 13C 128GB - Navy Blue</text:p>
            </table:table-cell>
            <table:table-cell table:style-name="Tabela2.A1" office:value-type="string">
              <text:p text:style-name="Table_20_Contents">R$ 1.123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Samsung Galaxy A15 5G 128GB - Light Blue</text:p>
            </table:table-cell>
            <table:table-cell table:style-name="Tabela2.A1" office:value-type="string">
              <text:p text:style-name="Table_20_Contents">R$ 1.373,75</text:p>
            </table:table-cell>
          </table:table-row>
          <table:table-row>
            <table:table-cell table:style-name="Tabela2.A1" office:value-type="string">
              <text:p text:style-name="P2">Super Lote 7</text:p>
            </table:table-cell>
            <table:table-cell table:style-name="Tabela2.A1" office:value-type="string">
              <text:p text:style-name="Table_20_Contents">Apple iPhone 15 Pro 256GB - Titânio Natural</text:p>
            </table:table-cell>
            <table:table-cell table:style-name="Tabela2.A1" office:value-type="string">
              <text:p text:style-name="Table_20_Contents">R$ 8.99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Apple iPhone 15 Pro Max 256GB - Titânio Azul</text:p>
            </table:table-cell>
            <table:table-cell table:style-name="Tabela2.A1" office:value-type="string">
              <text:p text:style-name="Table_20_Contents">R$ 9.74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Samsung Galaxy S24 Ultra 5G 256GB - Titanium Yellow</text:p>
            </table:table-cell>
            <table:table-cell table:style-name="Tabela2.A1" office:value-type="string">
              <text:p text:style-name="Table_20_Contents">R$ 6.873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Motorola Edge 50 Pro 5G 256GB - Black Beauty</text:p>
            </table:table-cell>
            <table:table-cell table:style-name="Tabela2.A1" office:value-type="string">
              <text:p text:style-name="Table_20_Contents">R$ 3.49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Xiaomi Redmi Note 13 4G 256GB - Mint Green</text:p>
            </table:table-cell>
            <table:table-cell table:style-name="Tabela2.A1" office:value-type="string">
              <text:p text:style-name="Table_20_Contents">R$ 1.436,2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Apple iPhone 14 128GB - Roxo</text:p>
            </table:table-cell>
            <table:table-cell table:style-name="Tabela2.A1" office:value-type="string">
              <text:p text:style-name="Table_20_Contents">R$ 3.99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Samsung Galaxy A55 5G 128GB - Awesome Lime</text:p>
            </table:table-cell>
            <table:table-cell table:style-name="Tabela2.A1" office:value-type="string">
              <text:p text:style-name="Table_20_Contents">R$ 1.99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Xiaomi Poco X6 5G 256GB - White</text:p>
            </table:table-cell>
            <table:table-cell table:style-name="Tabela2.A1" office:value-type="string">
              <text:p text:style-name="Table_20_Contents">R$ 1.873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Apple iPhone 15 128GB - Preto</text:p>
            </table:table-cell>
            <table:table-cell table:style-name="Tabela2.A1" office:value-type="string">
              <text:p text:style-name="Table_20_Contents">R$ 5.24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Samsung Galaxy A25 5G 128GB - Azul</text:p>
            </table:table-cell>
            <table:table-cell table:style-name="Tabela2.A1" office:value-type="string">
              <text:p text:style-name="Table_20_Contents">R$ 1.686,2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Motorola Moto G54 5G 128GB - Midnight Blue</text:p>
            </table:table-cell>
            <table:table-cell table:style-name="Tabela2.A1" office:value-type="string">
              <text:p text:style-name="Table_20_Contents">R$ 1.311,2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Xiaomi Redmi 13C 256GB - Midnight Black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Apple iPhone 13 128GB - Azul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Samsung Galaxy A15 5G 128GB - Azul Escuro</text:p>
            </table:table-cell>
            <table:table-cell table:style-name="Tabela2.A1" office:value-type="string">
              <text:p text:style-name="Table_20_Contents">R$ 1.373,75</text:p>
            </table:table-cell>
          </table:table-row>
          <table:table-row>
            <table:table-cell table:style-name="Tabela2.A1" office:value-type="string">
              <text:p text:style-name="P2">Super Lote 8</text:p>
            </table:table-cell>
            <table:table-cell table:style-name="Tabela2.A1" office:value-type="string">
              <text:p text:style-name="Table_20_Contents">Motorola Moto G24 128GB - Grafite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Apple iPhone 15 Pro Max 512GB - Titânio Branco</text:p>
            </table:table-cell>
            <table:table-cell table:style-name="Tabela2.A1" office:value-type="string">
              <text:p text:style-name="Table_20_Contents">R$ 10.873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Samsung Galaxy S24+ 5G 512GB - Marble Gray</text:p>
            </table:table-cell>
            <table:table-cell table:style-name="Tabela2.A1" office:value-type="string">
              <text:p text:style-name="Table_20_Contents">R$ 6.623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Motorola Edge 50 Neo 5G 256GB - Poinciana</text:p>
            </table:table-cell>
            <table:table-cell table:style-name="Tabela2.A1" office:value-type="string">
              <text:p text:style-name="Table_20_Contents">R$ 3.123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Xiaomi Redmi Note 13 Pro+ 5G 512GB - Moonlight White</text:p>
            </table:table-cell>
            <table:table-cell table:style-name="Tabela2.A1" office:value-type="string">
              <text:p text:style-name="Table_20_Contents">R$ 3.061,2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Apple iPhone 14 Plus 128GB - Azul</text:p>
            </table:table-cell>
            <table:table-cell table:style-name="Tabela2.A1" office:value-type="string">
              <text:p text:style-name="Table_20_Contents">R$ 4.873,75</text:p>
            </table:table-cell>
          </table:table-row>
          <text:soft-page-break/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Samsung Galaxy A35 5G 256GB - Awesome Lilac</text:p>
            </table:table-cell>
            <table:table-cell table:style-name="Tabela2.A1" office:value-type="string">
              <text:p text:style-name="Table_20_Contents">R$ 2.123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Xiaomi Poco X6 Pro 5G 512GB - Yellow</text:p>
            </table:table-cell>
            <table:table-cell table:style-name="Tabela2.A1" office:value-type="string">
              <text:p text:style-name="Table_20_Contents">R$ 2.811,2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Motorola Moto G34 5G 128GB - Grafite</text:p>
            </table:table-cell>
            <table:table-cell table:style-name="Tabela2.A1" office:value-type="string">
              <text:p text:style-name="Table_20_Contents">R$ 1.098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Apple iPhone 15 Pro Max 256GB - Titânio Preto</text:p>
            </table:table-cell>
            <table:table-cell table:style-name="Tabela2.A1" office:value-type="string">
              <text:p text:style-name="Table_20_Contents">R$ 9.873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Samsung Galaxy A25 5G 128GB - Light Blue</text:p>
            </table:table-cell>
            <table:table-cell table:style-name="Tabela2.A1" office:value-type="string">
              <text:p text:style-name="Table_20_Contents">R$ 1.698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Xiaomi Redmi 13C 128GB - Navy Blue</text:p>
            </table:table-cell>
            <table:table-cell table:style-name="Tabela2.A1" office:value-type="string">
              <text:p text:style-name="Table_20_Contents">R$ 1.123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Apple iPhone 13 128GB - Estelar</text:p>
            </table:table-cell>
            <table:table-cell table:style-name="Tabela2.A1" office:value-type="string">
              <text:p text:style-name="Table_20_Contents">R$ 4.248,7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Samsung Galaxy A15 4G 128GB - Azul Escuro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9</text:p>
            </table:table-cell>
            <table:table-cell table:style-name="Tabela2.A1" office:value-type="string">
              <text:p text:style-name="Table_20_Contents">Motorola Moto G24 128GB - Rosa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Apple iPhone 15 Pro 512GB - Titânio Preto</text:p>
            </table:table-cell>
            <table:table-cell table:style-name="Tabela2.A1" office:value-type="string">
              <text:p text:style-name="Table_20_Contents">R$ 9.873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Samsung Galaxy S24 Ultra 5G 256GB - Titanium Gray</text:p>
            </table:table-cell>
            <table:table-cell table:style-name="Tabela2.A1" office:value-type="string">
              <text:p text:style-name="Table_20_Contents">R$ 6.998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Xiaomi Redmi Note 13 Pro 5G 512GB - Ocean Teal</text:p>
            </table:table-cell>
            <table:table-cell table:style-name="Tabela2.A1" office:value-type="string">
              <text:p text:style-name="Table_20_Contents">R$ 3.187,50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Motorola Edge 50 Fusion 5G 256GB - Pink Gum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Apple iPhone 14 128GB - Estelar</text:p>
            </table:table-cell>
            <table:table-cell table:style-name="Tabela2.A1" office:value-type="string">
              <text:p text:style-name="Table_20_Contents">R$ 3.898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Samsung Galaxy A55 5G 256GB - Awesome Lilac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Motorola Moto G84 5G 256GB - Midnight Blue</text:p>
            </table:table-cell>
            <table:table-cell table:style-name="Tabela2.A1" office:value-type="string">
              <text:p text:style-name="Table_20_Contents">R$ 1.661,2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Xiaomi Poco X6 5G 512GB - White</text:p>
            </table:table-cell>
            <table:table-cell table:style-name="Tabela2.A1" office:value-type="string">
              <text:p text:style-name="Table_20_Contents">R$ 2.437,50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Apple iPhone 13 256GB - Azul</text:p>
            </table:table-cell>
            <table:table-cell table:style-name="Tabela2.A1" office:value-type="string">
              <text:p text:style-name="Table_20_Contents">R$ 5.123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Samsung Galaxy A25 5G 256GB - Azul Escuro</text:p>
            </table:table-cell>
            <table:table-cell table:style-name="Tabela2.A1" office:value-type="string">
              <text:p text:style-name="Table_20_Contents">R$ 1.998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Motorola Moto G54 5G 128GB - Verde Menta</text:p>
            </table:table-cell>
            <table:table-cell table:style-name="Tabela2.A1" office:value-type="string">
              <text:p text:style-name="Table_20_Contents">R$ 1.311,2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Xiaomi Redmi 13C 256GB - Clover Green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Apple iPhone 15 128GB - Preto</text:p>
            </table:table-cell>
            <table:table-cell table:style-name="Tabela2.A1" office:value-type="string">
              <text:p text:style-name="Table_20_Contents">R$ 5.248,75</text:p>
            </table:table-cell>
          </table:table-row>
          <table:table-row>
            <table:table-cell table:style-name="Tabela2.A1" office:value-type="string">
              <text:p text:style-name="P2">Super Lote 10</text:p>
            </table:table-cell>
            <table:table-cell table:style-name="Tabela2.A1" office:value-type="string">
              <text:p text:style-name="Table_20_Contents">Samsung Galaxy A15 5G 256GB - Azul Marinho</text:p>
            </table:table-cell>
            <table:table-cell table:style-name="Tabela2.A1" office:value-type="string">
              <text:p text:style-name="Table_20_Contents">R$ 1.623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Apple iPhone 15 Plus 256GB - Rosa</text:p>
            </table:table-cell>
            <table:table-cell table:style-name="Tabela2.A1" office:value-type="string">
              <text:p text:style-name="Table_20_Contents">R$ 6.873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Samsung Galaxy S24 Ultra 5G 1TB - Titanium Black</text:p>
            </table:table-cell>
            <table:table-cell table:style-name="Tabela2.A1" office:value-type="string">
              <text:p text:style-name="Table_20_Contents">R$ 9.998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Motorola Edge 50 Fusion 5G 256GB - Forest Blue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Xiaomi Redmi Note 13 Pro 4G 256GB - Midnight Black</text:p>
            </table:table-cell>
            <table:table-cell table:style-name="Tabela2.A1" office:value-type="string">
              <text:p text:style-name="Table_20_Contents">R$ 1.936,2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Samsung Galaxy A55 5G 256GB - Awesome Lemon</text:p>
            </table:table-cell>
            <table:table-cell table:style-name="Tabela2.A1" office:value-type="string">
              <text:p text:style-name="Table_20_Contents">R$ 2.623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Motorola Moto G54 5G 128GB - Verde</text:p>
            </table:table-cell>
            <table:table-cell table:style-name="Tabela2.A1" office:value-type="string">
              <text:p text:style-name="Table_20_Contents">R$ 1.311,2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Xiaomi Redmi 13C 256GB - Navy Blue</text:p>
            </table:table-cell>
            <table:table-cell table:style-name="Tabela2.A1" office:value-type="string">
              <text:p text:style-name="Table_20_Contents">R$ 1.186,2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Apple iPhone 15 Pro 256GB - Titânio Branco</text:p>
            </table:table-cell>
            <table:table-cell table:style-name="Tabela2.A1" office:value-type="string">
              <text:p text:style-name="Table_20_Contents">R$ 8.998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Samsung Galaxy A35 5G 256GB - Awesome Iceblue</text:p>
            </table:table-cell>
            <table:table-cell table:style-name="Tabela2.A1" office:value-type="string">
              <text:p text:style-name="Table_20_Contents">R$ 2.123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Motorola Moto G24 128GB - Azul</text:p>
            </table:table-cell>
            <table:table-cell table:style-name="Tabela2.A1" office:value-type="string">
              <text:p text:style-name="Table_20_Contents">R$ 936,2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Xiaomi Poco X6 Pro 5G 512GB - Gray</text:p>
            </table:table-cell>
            <table:table-cell table:style-name="Tabela2.A1" office:value-type="string">
              <text:p text:style-name="Table_20_Contents">R$ 2.811,2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Apple iPhone 14 128GB - Roxo</text:p>
            </table:table-cell>
            <table:table-cell table:style-name="Tabela2.A1" office:value-type="string">
              <text:p text:style-name="Table_20_Contents">R$ 3.898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Samsung Galaxy A15 5G 128GB - Azul Escuro</text:p>
            </table:table-cell>
            <table:table-cell table:style-name="Tabela2.A1" office:value-type="string">
              <text:p text:style-name="Table_20_Contents">R$ 1.373,75</text:p>
            </table:table-cell>
          </table:table-row>
          <table:table-row>
            <table:table-cell table:style-name="Tabela2.A1" office:value-type="string">
              <text:p text:style-name="P2">Super Lote 11</text:p>
            </table:table-cell>
            <table:table-cell table:style-name="Tabela2.A1" office:value-type="string">
              <text:p text:style-name="Table_20_Contents">Xiaomi Redmi A3 128GB - Forest Green</text:p>
            </table:table-cell>
            <table:table-cell table:style-name="Tabela2.A1" office:value-type="string">
              <text:p text:style-name="Table_20_Contents">R$ 936,25</text:p>
            </table:table-cell>
          </table:table-row>
        </table:table>
        <text:p text:style-name="P3">Exportar para as Planilhas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8:10:50.047655200</meta:creation-date>
    <dc:date>2026-01-13T22:06:00.763473900</dc:date>
    <meta:editing-duration>PT3H44M57S</meta:editing-duration>
    <meta:editing-cycles>1</meta:editing-cycles>
    <meta:document-statistic meta:table-count="2" meta:image-count="0" meta:object-count="0" meta:page-count="6" meta:paragraph-count="726" meta:word-count="2997" meta:character-count="14640" meta:non-whitespace-character-count="12369"/>
    <meta:generator>LibreOffice/25.8.3.2$Windows_X86_64 LibreOffice_project/8ca8d55c161d602844f5428fa4b58097424e324e</meta:generator>
  </office:meta>
</office:document-meta>
</file>